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4eb8" officeooo:paragraph-rsid="00144eb8"/>
    </style:style>
    <style:style style:name="P2" style:family="paragraph" style:parent-style-name="Standard">
      <style:text-properties officeooo:rsid="00144eb8" officeooo:paragraph-rsid="0014ed0b"/>
    </style:style>
    <style:style style:name="P3" style:family="paragraph" style:parent-style-name="Standard">
      <style:text-properties officeooo:rsid="0014ed0b" officeooo:paragraph-rsid="00144eb8"/>
    </style:style>
    <style:style style:name="P4" style:family="paragraph" style:parent-style-name="Standard">
      <style:text-properties officeooo:rsid="0014ed0b" officeooo:paragraph-rsid="0014ed0b"/>
    </style:style>
    <style:style style:name="P5" style:family="paragraph" style:parent-style-name="Standard">
      <style:text-properties officeooo:rsid="001549ae" officeooo:paragraph-rsid="001549ae"/>
    </style:style>
    <style:style style:name="P6" style:family="paragraph" style:parent-style-name="Standard">
      <style:text-properties officeooo:rsid="00165860" officeooo:paragraph-rsid="00165860"/>
    </style:style>
    <style:style style:name="P7" style:family="paragraph" style:parent-style-name="Standard">
      <style:paragraph-properties fo:text-align="center" style:justify-single-word="false"/>
      <style:text-properties officeooo:rsid="00165860" officeooo:paragraph-rsid="00165860"/>
    </style:style>
    <style:style style:name="T1" style:family="text">
      <style:text-properties officeooo:rsid="0014ed0b"/>
    </style:style>
    <style:style style:name="T2" style:family="text">
      <style:text-properties officeooo:rsid="001549ae"/>
    </style:style>
    <style:style style:name="T3" style:family="text">
      <style:text-properties officeooo:rsid="0016586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ontent for speaking during presentation</text:p>
      <text:p text:style-name="P4"/>
      <text:p text:style-name="P4">While I was doing some blue sky thinking to come up with an idea for a practical project I could do for this, I remembered something in our own college’s administration that is very poorly designed.</text:p>
      <text:p text:style-name="P2">All of us here know about our own college’s management website. </text:p>
      <text:p text:style-name="P2">The problem we all have faced is only in viewing. To us the website mostly static. But on the professor’s side or the counselor’s side, they face problems related to uploading our marks, our attendance. <text:span text:style-name="T1">The app doesn’t seem powerful enough to provide the stakeholders any significant tools to do any analysis. Then there is also the problem with how the uploading process is.</text:span></text:p>
      <text:p text:style-name="P1"/>
      <text:p text:style-name="P2">While the<text:span text:style-name="T1">re was</text:span> intent to <text:span text:style-name="T1">upgrade this web app to help </text:span>our faculty <text:span text:style-name="T1">with </text:span>all of this, due to the constraints placed on the resources and time, we have mainly focused on the ability to visualize the marks of the students and the process of uploading the marks. </text:p>
      <text:p text:style-name="P2"/>
      <text:p text:style-name="P2"><text:span text:style-name="T1">The ability to visualize the marks is very important for analyzing the performance. </text:span><text:line-break/><text:line-break/>Often in web applications such as this, we find that the process of uploading data is not very efficient. Often the user can enter marks only per person, and sometimes worse, one mark at a time.<text:line-break/>But the solution we have come up with enables the user to enter all the marks and it will automatically be added to th<text:span text:style-name="T1">o</text:span>s<text:span text:style-name="T1">e students’</text:span> database<text:span text:style-name="T1">s</text:span> by referencing the roll number<text:span text:style-name="T1">s</text:span> of the student<text:span text:style-name="T1">s</text:span>. The pre-requisite <text:span text:style-name="T2">for </text:span>this is that the student is already registered.</text:p>
      <text:p text:style-name="P2"/>
      <text:p text:style-name="P5">The art of possibility is quite high for an app such as this.</text:p>
      <text:p text:style-name="P5">The key features we have imbibed are:</text:p>
      <text:p text:style-name="P5"><text:tab/>I. The app enables the user to view the performance of the student in different graphical and analytical forms.</text:p>
      <text:p text:style-name="P5"><text:tab/>II. It uses JWT Authentication which is a simple yet secure authentication method. It doesn’t require the user to input bothersome information everytime you log in.</text:p>
      <text:p text:style-name="P5"><text:tab/>III. Finally and most importantly, it enables the user to easily and practically upload the marks of the students the wish to upload all in a single file. This reduces workload on the user and simplifies the upload process. The format in which the data should be uploaded can be changed according to the user’s wish upon contacting us. It allows different file formats such as .xlsx, .ods, .csv, .txt</text:p>
      <text:p text:style-name="P5"/>
      <text:p text:style-name="P3"/>
      <text:p text:style-name="P5">As mentioned earlier this is the first version of the app and lacks the necessary features that fulfil all requirements that a user needs. <text:span text:style-name="T3">Over time more and more features will be added on top of this foundational application. Some of the features we have in mind are: </text:span></text:p>
      <text:p text:style-name="P6">I. Integrate authentication with the existing authentication of the college’s existing software.</text:p>
      <text:p text:style-name="P6">II. Provide more information on the students to help the counsellors improve their performances.</text:p>
      <text:p text:style-name="P6">III. Enable creating personalized plans for the students based on the performance.</text:p>
      <text:p text:style-name="P6">The fourth and the last one is one that we look forward to the most to: </text:p>
      <text:p text:style-name="P6"><text:tab/>Enable voice recognition features for the application using existing modules that can be imported.</text:p>
      <text:p text:style-name="P6"/>
      <text:p text:style-name="P6"/>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23:31:30.863423117</meta:creation-date>
    <dc:date>2023-04-19T00:15:02.923478346</dc:date>
    <meta:editing-duration>PT13M40S</meta:editing-duration>
    <meta:editing-cycles>2</meta:editing-cycles>
    <meta:generator>LibreOffice/7.3.7.2$Linux_X86_64 LibreOffice_project/30$Build-2</meta:generator>
    <meta:document-statistic meta:table-count="0" meta:image-count="0" meta:object-count="0" meta:page-count="1" meta:paragraph-count="17" meta:word-count="509" meta:character-count="2967" meta:non-whitespace-character-count="2465"/>
  </office:meta>
</office:document-meta>
</file>